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C0000013910E98BCA.png" manifest:media-type="image/png"/>
  <manifest:file-entry manifest:full-path="Pictures/10000000000000F700000138D7FF5A3E.png" manifest:media-type="image/png"/>
  <manifest:file-entry manifest:full-path="Pictures/10000000000000EA0000013413BD7752.png" manifest:media-type="image/png"/>
  <manifest:file-entry manifest:full-path="Pictures/10000000000000CB0000013D4FBBC4F2.png" manifest:media-type="image/png"/>
  <manifest:file-entry manifest:full-path="Pictures/10000000000000A9000001388513C883.png" manifest:media-type="image/png"/>
  <manifest:file-entry manifest:full-path="Pictures/10000000000000F00000014A167CE275.png" manifest:media-type="image/png"/>
  <manifest:file-entry manifest:full-path="Pictures/10000000000000C40000013D82A5F243.png" manifest:media-type="image/png"/>
  <manifest:file-entry manifest:full-path="Pictures/10000000000000CC000001370FF24C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9f4f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59cm, 0cm, 0.279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762cm, 0cm, 0.25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57cm, 0cm, 0.229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19cm, 0cm, 0.6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91cm, 0cm, 0.991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66cm, 0cm, 0.33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14cm, 0cm, 0.914cm)" draw:image-opacity="100%" style:mirror="none"/>
    </style:style>
    <style:style style:name="P1" style:family="paragraph">
      <style:paragraph-properties fo:text-align="center"/>
      <style:text-properties style:font-name="Georgia" fo:font-size="12pt" style:font-size-asian="12pt" style:font-size-complex="12pt"/>
    </style:style>
    <style:style style:name="P2" style:family="paragraph">
      <style:text-properties style:font-name="Georgia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Georgi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77cm" svg:height="18.66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65cm" svg:height="0.734cm" svg:x="0.381cm" svg:y="8.382cm">
          <draw:text-box>
            <text:p text:style-name="P2"><text:span text:style-name="T1">Contacto Inicial</text:span></text:p>
          </draw:text-box>
        </draw:frame>
        <draw:frame draw:style-name="gr2" draw:text-style-name="P2" draw:layer="layout" svg:width="4.27cm" svg:height="0.734cm" svg:x="4.675cm" svg:y="8.398cm">
          <draw:text-box>
            <text:p text:style-name="P2">Respuesta a la carga</text:p>
          </draw:text-box>
        </draw:frame>
        <draw:frame draw:style-name="gr2" draw:text-style-name="P2" draw:layer="layout" svg:width="3.233cm" svg:height="0.734cm" svg:x="10.287cm" svg:y="8.382cm">
          <draw:text-box>
            <text:p text:style-name="P2">Soporte medio</text:p>
          </draw:text-box>
        </draw:frame>
        <draw:frame draw:style-name="gr3" draw:text-style-name="P2" draw:layer="layout" svg:width="2.911cm" svg:height="0.734cm" svg:x="15.113cm" svg:y="8.382cm">
          <draw:text-box>
            <text:p text:style-name="P2">Soporte final</text:p>
          </draw:text-box>
        </draw:frame>
        <draw:frame draw:style-name="gr4" draw:text-style-name="P3" draw:layer="layout" svg:width="4.647cm" svg:height="8.383cm" svg:x="0cm" svg:y="9.398cm">
          <draw:image xlink:href="Pictures/10000000000000CC000001370FF24CC8.png" xlink:type="simple" xlink:show="embed" xlink:actuate="onLoad">
            <text:p/>
          </draw:image>
        </draw:frame>
        <draw:frame draw:style-name="gr5" draw:text-style-name="P3" draw:layer="layout" svg:width="4.165cm" svg:height="8.386cm" svg:x="5.106cm" svg:y="9.398cm">
          <draw:image xlink:href="Pictures/10000000000000C40000013D82A5F243.png" xlink:type="simple" xlink:show="embed" xlink:actuate="onLoad">
            <text:p/>
          </draw:image>
        </draw:frame>
        <draw:frame draw:style-name="gr6" draw:text-style-name="P3" draw:layer="layout" svg:width="3.86cm" svg:height="8.383cm" svg:x="9.729cm" svg:y="9.398cm">
          <draw:image xlink:href="Pictures/10000000000000A9000001388513C883.png" xlink:type="simple" xlink:show="embed" xlink:actuate="onLoad">
            <text:p/>
          </draw:image>
        </draw:frame>
        <draw:frame draw:style-name="gr4" draw:text-style-name="P3" draw:layer="layout" svg:width="4.52cm" svg:height="8.386cm" svg:x="14.224cm" svg:y="9.323cm">
          <draw:image xlink:href="Pictures/10000000000000CB0000013D4FBBC4F2.png" xlink:type="simple" xlink:show="embed" xlink:actuate="onLoad">
            <text:p/>
          </draw:image>
        </draw:frame>
        <draw:frame draw:style-name="gr7" draw:text-style-name="P3" draw:layer="layout" svg:width="4.495cm" svg:height="8.383cm" svg:x="0cm" svg:y="0cm">
          <draw:image xlink:href="Pictures/10000000000000EA0000013413BD7752.png" xlink:type="simple" xlink:show="embed" xlink:actuate="onLoad">
            <text:p/>
          </draw:image>
        </draw:frame>
        <draw:frame draw:style-name="gr8" draw:text-style-name="P3" draw:layer="layout" svg:width="4.647cm" svg:height="8.407cm" svg:x="4.497cm" svg:y="-0.025cm">
          <draw:image xlink:href="Pictures/10000000000000F700000138D7FF5A3E.png" xlink:type="simple" xlink:show="embed" xlink:actuate="onLoad">
            <text:p/>
          </draw:image>
        </draw:frame>
        <draw:frame draw:style-name="gr9" draw:text-style-name="P3" draw:layer="layout" svg:width="5.155cm" svg:height="8.383cm" svg:x="9.144cm" svg:y="-0.001cm">
          <draw:image xlink:href="Pictures/10000000000000F00000014A167CE275.png" xlink:type="simple" xlink:show="embed" xlink:actuate="onLoad">
            <text:p/>
          </draw:image>
        </draw:frame>
        <draw:frame draw:style-name="gr10" draw:text-style-name="P3" draw:layer="layout" svg:width="4.469cm" svg:height="8.383cm" svg:x="14.327cm" svg:y="0cm">
          <draw:image xlink:href="Pictures/10000000000000EC0000013910E98BCA.png" xlink:type="simple" xlink:show="embed" xlink:actuate="onLoad">
            <text:p/>
          </draw:image>
        </draw:frame>
        <draw:frame draw:style-name="gr2" draw:text-style-name="P2" draw:layer="layout" svg:width="2.949cm" svg:height="0.734cm" svg:x="0.861cm" svg:y="17.907cm">
          <draw:text-box>
            <text:p text:style-name="P2">Pre-balanceo</text:p>
          </draw:text-box>
        </draw:frame>
        <draw:frame draw:style-name="gr2" draw:text-style-name="P2" draw:layer="layout" svg:width="3.44cm" svg:height="0.734cm" svg:x="5.323cm" svg:y="17.808cm">
          <draw:text-box>
            <text:p text:style-name="P2">Balanceo inicial</text:p>
          </draw:text-box>
        </draw:frame>
        <draw:frame draw:style-name="gr2" draw:text-style-name="P2" draw:layer="layout" svg:width="3.465cm" svg:height="0.734cm" svg:x="9.906cm" svg:y="17.808cm">
          <draw:text-box>
            <text:p text:style-name="P2">Balanceo medio</text:p>
          </draw:text-box>
        </draw:frame>
        <draw:frame draw:style-name="gr2" draw:text-style-name="P2" draw:layer="layout" svg:width="3.144cm" svg:height="0.734cm" svg:x="14.859cm" svg:y="17.808cm">
          <draw:text-box>
            <text:p text:style-name="P2">Balanceo fin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177cm" fo:page-height="18.6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6:26:35.687700361</meta:creation-date>
    <dc:date>2016-03-21T16:52:20.004593130</dc:date>
    <meta:editing-duration>PT19M54S</meta:editing-duration>
    <meta:editing-cycles>11</meta:editing-cycles>
    <meta:generator>LibreOffice/4.2.8.2$Linux_X86_64 LibreOffice_project/420m0$Build-2</meta:generator>
    <meta:document-statistic meta:object-count="17"/>
  </office:meta>
</office:document-meta>
</file>